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="Arrow" draw:marker-end-width="0.23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draw:stroke="dash" draw:stroke-dash="Long_20_Dash" svg:stroke-width="0.018cm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draw:stroke="none" draw:stroke-dash="Dashed_20__28_var_29__20_1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1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T1" style:family="text">
      <style:text-properties fo:color="#ff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6cm" svg:y1="8.4cm" svg:x2="6cm" svg:y2="3.2cm">
          <text:p/>
        </draw:line>
        <draw:line draw:style-name="gr1" draw:text-style-name="P1" draw:layer="layout" svg:x1="5.5cm" svg:y1="8cm" svg:x2="13.3cm" svg:y2="8cm">
          <text:p/>
        </draw:line>
        <draw:path draw:style-name="gr2" draw:text-style-name="P1" draw:layer="layout" svg:width="6.972cm" svg:height="2.424cm" draw:transform="rotate (0.245044226980004) translate (5.7354922839912cm 5.29159816311673cm)" svg:viewBox="0 0 6973 2425" svg:d="M0 2327c3177 485 6003-920 6973-2327">
          <text:p/>
        </draw:path>
        <draw:line draw:style-name="gr3" draw:text-style-name="P1" draw:layer="layout" svg:x1="7cm" svg:y1="7.9cm" svg:x2="12.7cm" svg:y2="4.1cm">
          <text:p/>
        </draw:line>
        <draw:line draw:style-name="gr4" draw:text-style-name="P1" draw:layer="layout" svg:x1="6cm" svg:y1="7.2cm" svg:x2="8cm" svg:y2="7.2cm">
          <text:p/>
        </draw:line>
        <draw:line draw:style-name="gr4" draw:text-style-name="P1" draw:layer="layout" svg:x1="6cm" svg:y1="4.634cm" svg:x2="11.9cm" svg:y2="4.634cm">
          <text:p/>
        </draw:line>
        <draw:line draw:style-name="gr4" draw:text-style-name="P1" draw:layer="layout" svg:x1="8cm" svg:y1="8cm" svg:x2="8cm" svg:y2="7.2cm">
          <text:p/>
        </draw:line>
        <draw:line draw:style-name="gr4" draw:text-style-name="P1" draw:layer="layout" svg:x1="11.9cm" svg:y1="8cm" svg:x2="11.9cm" svg:y2="4.6cm">
          <text:p/>
        </draw:line>
        <draw:g>
          <svg:title>TexMaths</svg:title>
          <svg:desc>14§display§f(x)§svg§600§FALSE§</svg:desc>
          <draw:g>
            <draw:path draw:style-name="gr5" draw:text-style-name="P2" draw:layer="layout" svg:width="0.855cm" svg:height="0.438cm" svg:x="4.919cm" svg:y="6.936cm" svg:viewBox="0 0 856 439" svg:d="M0 0c285 0 571 0 856 0 0 146 0 292 0 439-285 0-571 0-856 0 0-147 0-293 0-439z">
              <text:p/>
            </draw:path>
            <draw:path draw:style-name="gr6" draw:text-style-name="P3" draw:layer="layout" svg:width="0.244cm" svg:height="0.443cm" svg:x="4.92cm" svg:y="6.933cm" svg:viewBox="0 0 245 444" svg:d="M154 149c14 0 28 0 42 0 10 0 14 0 14-11 0-4-4-4-13-4-13 0-27 0-40 0 3-19 6-37 9-56 3-11 10-44 13-51 4-9 13-17 22-17 3 0 16 0 24 10-21 1-26 18-26 26 0 11 9 17 18 17 14 0 28-11 28-29 0-23-23-34-44-34-16 0-47 8-61 57-3 10-6 16-17 77-11 0-22 0-33 0-10 0-16 0-16 9 0 6 4 6 14 6 11 0 22 0 32 0-12 65-24 129-36 193-8 48-17 93-43 93-2 0-14 0-23-10 23-2 27-18 27-27 0-11-9-17-18-17-13 0-27 12-27 30 0 22 21 33 41 33 28 0 47-28 55-47 16-31 27-90 28-94 10-51 20-102 30-154z">
              <text:p/>
            </draw:path>
            <draw:path draw:style-name="gr6" draw:text-style-name="P3" draw:layer="layout" svg:width="0.114cm" svg:height="0.488cm" svg:x="5.235cm" svg:y="6.911cm" svg:viewBox="0 0 115 489" svg:d="M115 483c0-1 0-1-9-9-61-62-77-154-77-229 0-86 19-171 79-232 7-6 7-6 7-9s-3-4-6-4c-4 0-49 34-78 95-24 54-31 109-31 150 0 37 6 97 32 152 31 60 73 92 77 92 3 0 6-1 6-6z">
              <text:p/>
            </draw:path>
            <draw:path draw:style-name="gr6" draw:text-style-name="P3" draw:layer="layout" svg:width="0.244cm" svg:height="0.22cm" svg:x="5.392cm" svg:y="7.062cm" svg:viewBox="0 0 245 221" svg:d="M150 68c2-12 14-58 49-58 2 0 14 0 25 7-14 3-24 15-24 26 0 9 6 17 18 17 11 0 27-8 27-28 0-25-30-32-46-32-28 0-45 25-52 36-11-32-38-36-52-36-52 0-80 63-80 75 0 5 4 3 6 5 4 0 6-2 7-6 17-52 49-64 66-64 9 0 26 5 26 33 0 16-8 48-26 116-9 31-25 52-46 52-5 0-16 0-26-7 13-3 23-13 23-27 0-12-10-16-17-16-15 0-28 12-28 28 0 22 25 32 46 32 32 0 50-34 52-37 5 19 24 37 53 37 50 0 78-63 78-76 0-4-4-4-5-4-4 0-6 2-7 6-16 51-49 64-65 64-19 0-28-17-28-32 0-11 3-23 9-43 5-23 11-45 17-68z">
              <text:p/>
            </draw:path>
            <draw:path draw:style-name="gr6" draw:text-style-name="P3" draw:layer="layout" svg:width="0.112cm" svg:height="0.488cm" svg:x="5.687cm" svg:y="6.911cm" svg:viewBox="0 0 113 489" svg:d="M113 245c0-38-5-98-32-153-29-60-71-92-77-92-3 0-4 1-4 4s0 3 8 13c49 47 77 126 77 228 0 83-18 169-79 231-6 6-6 6-6 7 0 5 1 6 4 6 6 0 49-34 79-95 25-54 30-109 30-149z">
              <text:p/>
            </draw:path>
          </draw:g>
        </draw:g>
        <draw:g>
          <svg:title>TexMaths</svg:title>
          <svg:desc>14§display§f(x+h)§svg§600§FALSE§</svg:desc>
          <draw:g>
            <draw:path draw:style-name="gr5" draw:text-style-name="P2" draw:layer="layout" svg:width="1.739cm" svg:height="0.438cm" svg:x="4cm" svg:y="4.425cm" svg:viewBox="0 0 1740 439" svg:d="M0 0c580 0 1160 0 1740 0 0 146 0 292 0 439-580 0-1160 0-1740 0 0-147 0-293 0-439z">
              <text:p/>
            </draw:path>
            <draw:path draw:style-name="gr6" draw:text-style-name="P3" draw:layer="layout" svg:width="0.244cm" svg:height="0.443cm" svg:x="4.001cm" svg:y="4.422cm" svg:viewBox="0 0 245 444" svg:d="M154 149c14 0 28 0 42 0 10 0 15 0 15-11 0-4-5-4-14-4-13 0-27 0-40 0 3-19 6-37 9-56 3-11 10-44 13-51 4-9 13-17 22-17 3 0 16 0 24 10-21 1-25 18-25 26 0 11 8 17 18 17 13 0 27-11 27-29 0-23-23-34-44-34-16 0-47 8-61 57-3 10-4 16-17 77-11 0-22 0-33 0-10 0-16 0-16 9 0 6 6 6 14 6 11 0 22 0 32 0-12 65-24 129-36 193-8 48-17 93-43 93-2 0-14 0-23-10 23-2 27-18 27-27 0-11-9-17-18-17-13 0-27 12-27 30 0 22 21 33 41 33 28 0 47-28 56-47 15-31 26-90 27-94 10-51 20-102 30-154z">
              <text:p/>
            </draw:path>
            <draw:path draw:style-name="gr6" draw:text-style-name="P3" draw:layer="layout" svg:width="0.114cm" svg:height="0.488cm" svg:x="4.316cm" svg:y="4.4cm" svg:viewBox="0 0 115 489" svg:d="M115 483c0-1 0-1-9-9-61-62-77-154-77-229 0-86 19-171 79-232 7-6 7-6 7-9s-2-4-6-4-49 34-77 95c-25 54-32 109-32 150 0 37 6 97 34 152 29 60 71 92 75 92s6-1 6-6z">
              <text:p/>
            </draw:path>
            <draw:path draw:style-name="gr6" draw:text-style-name="P3" draw:layer="layout" svg:width="0.244cm" svg:height="0.22cm" svg:x="4.473cm" svg:y="4.551cm" svg:viewBox="0 0 245 221" svg:d="M151 68c3-12 14-58 48-58 2 0 15 0 25 7-14 3-24 15-24 26 0 9 6 17 18 17 11 0 27-8 27-28 0-25-28-32-45-32-29 0-46 25-52 36-12-32-39-36-53-36-52 0-80 63-80 75 0 5 6 5 7 5 3 0 5-2 6-6 17-52 49-64 66-64 9 0 26 5 26 33 0 16-8 48-26 116-7 31-25 52-46 52-3 0-14 0-26-7 13-3 24-13 24-27 0-12-11-16-18-16-15 0-28 12-28 28 0 22 25 32 46 32 34 0 51-34 52-37 7 19 24 37 53 37 50 0 78-63 78-76 0-4-4-4-5-4-4 0-6 2-6 6-17 51-50 64-66 64-19 0-26-17-26-32 0-11 3-23 8-43 6-23 11-45 17-68z">
              <text:p/>
            </draw:path>
            <draw:path draw:style-name="gr6" draw:text-style-name="P3" draw:layer="layout" svg:width="0.325cm" svg:height="0.326cm" svg:x="4.877cm" svg:y="4.481cm" svg:viewBox="0 0 326 327" svg:d="M173 173c46 0 92 0 137 0 7 0 16 0 16-10 0-9-9-9-16-9-45 0-91 0-137 0 0-46 0-92 0-137 0-7 0-17-9-17-10 0-10 10-10 17 0 45 0 91 0 137-46 0-92 0-139 0-7 0-15 0-15 9 0 10 8 10 15 10 47 0 93 0 139 0 0 46 0 92 0 137 0 7 0 17 10 17 9 0 9-10 9-17 0-45 0-91 0-137z">
              <text:p/>
            </draw:path>
            <draw:path draw:style-name="gr6" draw:text-style-name="P3" draw:layer="layout" svg:width="0.24cm" svg:height="0.343cm" svg:x="5.368cm" svg:y="4.428cm" svg:viewBox="0 0 241 344" svg:d="M113 4c-2-1 0-4-7-4-11 0-46 3-58 4-5 0-10 2-10 10 0 6 4 6 11 6 24 0 25 4 25 8 0 3-1 6-1 10-24 94-48 188-72 282-1 7-1 7-1 11 0 11 10 13 14 13 7 0 15-6 18-13 3-12 6-24 9-36 3-15 7-30 11-45 3-11 5-21 8-32 2-3 6-20 6-22 1-5 17-33 33-45 11-8 25-18 46-18 22 0 27 16 27 35 0 26-18 79-29 109-5 11-7 18-7 28 0 22 16 39 40 39 46 0 65-72 65-76s-5-4-6-4c-6 0-6 1-8 8-7 27-23 62-49 62-9 0-13-6-13-17 0-12 4-24 10-35 7-21 29-78 29-107 0-31-19-52-56-52-32 0-54 15-72 38 12-52 25-105 37-157z">
              <text:p/>
            </draw:path>
            <draw:path draw:style-name="gr6" draw:text-style-name="P3" draw:layer="layout" svg:width="0.112cm" svg:height="0.488cm" svg:x="5.652cm" svg:y="4.4cm" svg:viewBox="0 0 113 489" svg:d="M113 245c0-38-5-98-32-153-29-60-71-92-77-92-3 0-4 1-4 4s0 3 8 13c49 47 77 126 77 228 0 83-18 169-79 231-6 6-6 6-6 7 0 5 1 6 4 6 6 0 49-34 79-95 25-54 30-109 30-149z">
              <text:p/>
            </draw:path>
          </draw:g>
        </draw:g>
        <draw:g>
          <svg:title>TexMaths</svg:title>
          <svg:desc>14§display§x§svg§600§FALSE§</svg:desc>
          <draw:g>
            <draw:path draw:style-name="gr5" draw:text-style-name="P2" draw:layer="layout" svg:width="0.205cm" svg:height="0.169cm" svg:x="7.911cm" svg:y="8.337cm" svg:viewBox="0 0 206 170" svg:d="M0 0c69 0 137 0 206 0 0 57 0 113 0 170-69 0-137 0-206 0 0-57 0-113 0-170z">
              <text:p/>
            </draw:path>
            <draw:path draw:style-name="gr6" draw:text-style-name="P3" draw:layer="layout" svg:width="0.241cm" svg:height="0.219cm" svg:x="7.9cm" svg:y="8.312cm" svg:viewBox="0 0 242 220" svg:d="M149 68c3-12 14-57 47-57 3 0 14 0 25 6-14 2-23 15-23 26 0 9 5 17 18 17 11 0 26-8 26-28 0-25-29-32-44-32-30 0-46 25-52 38-12-34-39-38-53-38-50 0-78 63-78 75 0 4 4 4 6 4 4 0 5 0 7-5 17-52 49-63 64-63 10 0 26 4 26 32 0 15-8 48-26 116-7 30-24 50-46 50-3 0-14 0-24-6 13-2 23-12 23-26 0-13-10-17-19-17-13 0-26 13-26 28 0 22 25 32 46 32 32 0 50-33 51-38 6 19 23 38 52 38 50 0 78-63 78-75 0-4-4-4-6-4-4 0-5 1-7 5-15 52-48 63-64 63-19 0-26-15-26-32 0-10 3-21 8-42 6-22 11-44 17-67z">
              <text:p/>
            </draw:path>
          </draw:g>
        </draw:g>
        <draw:g>
          <svg:title>TexMaths</svg:title>
          <svg:desc>14§display§x+h§svg§600§FALSE§</svg:desc>
          <draw:g>
            <draw:path draw:style-name="gr5" draw:text-style-name="P2" draw:layer="layout" svg:width="1.097cm" svg:height="0.328cm" svg:x="11.311cm" svg:y="8.239cm" svg:viewBox="0 0 1098 329" svg:d="M0 0c366 0 732 0 1098 0 0 110 0 219 0 329-366 0-732 0-1098 0 0-110 0-219 0-329z">
              <text:p/>
            </draw:path>
            <draw:path draw:style-name="gr6" draw:text-style-name="P3" draw:layer="layout" svg:width="0.244cm" svg:height="0.221cm" svg:x="11.3cm" svg:y="8.337cm" svg:viewBox="0 0 245 222" svg:d="M150 68c2-12 14-57 49-57 2 0 14 0 23 6-12 3-22 15-22 26 0 9 4 18 18 18 11 0 27-9 27-29 0-25-30-32-46-32-28 0-45 26-52 38-11-32-38-38-52-38-52 0-80 63-80 75 0 6 4 4 6 6 4 0 6-2 7-6 17-51 49-64 66-64 9 0 26 4 26 32 0 16-8 49-26 117-9 30-25 50-46 50-5 0-16 0-26-5 13-3 23-14 23-27 0-14-10-18-18-18-14 0-27 13-27 30 0 22 25 32 46 32 32 0 50-35 52-38 5 18 24 38 53 38 50 0 78-63 78-76 0-5-4-5-5-5-4 0-6 3-7 5-16 53-49 64-65 64-19 0-28-15-28-32 0-11 3-21 9-43 5-22 11-44 17-67z">
              <text:p/>
            </draw:path>
            <draw:path draw:style-name="gr6" draw:text-style-name="P3" draw:layer="layout" svg:width="0.326cm" svg:height="0.324cm" svg:x="11.703cm" svg:y="8.268cm" svg:viewBox="0 0 327 325" svg:d="M173 171c46 0 92 0 137 0 7 0 17 0 17-9 0-10-10-10-17-10-45 0-91 0-137 0 0-46 0-91 0-137 0-5 0-15-9-15-10 0-10 10-10 15 0 46 0 91 0 137-46 0-92 0-137 0-7 0-17 0-17 10 0 9 10 9 17 9 45 0 91 0 137 0 0 46 0 91 0 137 0 7 0 17 10 17 9 0 9-10 9-17 0-46 0-91 0-137z">
              <text:p/>
            </draw:path>
            <draw:path draw:style-name="gr6" draw:text-style-name="P3" draw:layer="layout" svg:width="0.24cm" svg:height="0.343cm" svg:x="12.193cm" svg:y="8.214cm" svg:viewBox="0 0 241 344" svg:d="M113 6c-2-2 0-6-5-6-13 0-48 4-60 6-5 0-10 0-10 9 0 6 4 6 12 6 23 0 24 3 24 8 0 4-1 7-1 10-24 93-48 187-72 280-1 7-1 8-1 11 0 11 10 14 14 14 8 0 15-5 18-12 3-13 7-25 10-38 3-14 6-29 10-43 3-11 5-22 8-34 2-2 6-19 6-22 1-4 16-31 33-45 11-6 27-16 48-16s26 16 26 33c0 27-19 80-30 110-5 11-7 17-7 27 0 23 18 40 40 40 46 0 65-71 65-75 0-6-5-6-6-6-6 0-6 2-7 10-8 25-24 60-50 60-9 0-13-4-13-15 0-13 4-25 10-35 7-21 29-80 29-107 0-32-19-53-56-53-31 0-54 15-72 37 12-51 25-103 37-154z">
              <text:p/>
            </draw:path>
          </draw:g>
        </draw:g>
        <draw:frame draw:style-name="gr7" draw:text-style-name="P4" draw:layer="layout" svg:width="2.979cm" svg:height="0.746cm" svg:x="7.1cm" svg:y="5.3cm">
          <draw:text-box>
            <text:p><text:span text:style-name="T1">平</text:span><text:span text:style-name="T1">均</text:span><text:span text:style-name="T1">変</text:span><text:span text:style-name="T1">化</text:span><text:span text:style-name="T1">率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3-15T12:40:07.620118324</meta:creation-date>
    <meta:generator>LibreOffice/6.4.7.2$Linux_X86_64 LibreOffice_project/40$Build-2</meta:generator>
    <dc:date>2022-08-04T18:01:27.934953022</dc:date>
    <meta:editing-duration>PT14M32S</meta:editing-duration>
    <meta:editing-cycles>3</meta:editing-cycles>
    <meta:document-statistic meta:object-count="35"/>
    <meta:user-defined meta:name="TexMathsIgnorePreamble">FALSE</meta:user-defined>
    <meta:user-defined meta:name="TexMathsPreamble">\usepackage{amsmath}§\usepackage{amssymb}§\usepackage[usenames]{color}§\usepackage{ifxetex}§§\usepackage{kdp_symb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</meta:user-defined>
  </office:meta>
</office:document-meta>
</file>